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7379"/>
    </style:style>
    <style:style style:name="P2" style:family="paragraph" style:parent-style-name="Standard">
      <style:text-properties officeooo:rsid="00167379" officeooo:paragraph-rsid="00167379"/>
    </style:style>
    <style:style style:name="P3" style:family="paragraph" style:parent-style-name="Standard">
      <style:paragraph-properties fo:text-align="center" style:justify-single-word="false"/>
      <style:text-properties officeooo:rsid="00167379" officeooo:paragraph-rsid="00167379"/>
    </style:style>
    <style:style style:name="P4" style:family="paragraph" style:parent-style-name="Standard">
      <style:paragraph-properties fo:text-align="center" style:justify-single-word="false"/>
      <style:text-properties officeooo:rsid="00167379" officeooo:paragraph-rsid="00187050"/>
    </style:style>
    <style:style style:name="P5" style:family="paragraph" style:parent-style-name="Standard">
      <style:text-properties fo:font-weight="bold" officeooo:rsid="00187050" officeooo:paragraph-rsid="00187050" style:font-weight-asian="bold" style:font-weight-complex="bold"/>
    </style:style>
    <style:style style:name="P6" style:family="paragraph" style:parent-style-name="Standard">
      <style:text-properties officeooo:rsid="00187050" officeooo:paragraph-rsid="00187050"/>
    </style:style>
    <style:style style:name="P7" style:family="paragraph" style:parent-style-name="Standard">
      <style:paragraph-properties fo:text-align="start" style:justify-single-word="false"/>
      <style:text-properties officeooo:rsid="00187050" officeooo:paragraph-rsid="00187050"/>
    </style:style>
    <style:style style:name="P8" style:family="paragraph" style:parent-style-name="Standard">
      <style:text-properties officeooo:rsid="00187050" officeooo:paragraph-rsid="001c0054"/>
    </style:style>
    <style:style style:name="P9" style:family="paragraph" style:parent-style-name="Standard">
      <style:paragraph-properties fo:text-align="start" style:justify-single-word="false"/>
      <style:text-properties fo:font-weight="normal" officeooo:rsid="00187050" officeooo:paragraph-rsid="00187050" style:font-weight-asian="normal" style:font-weight-complex="normal"/>
    </style:style>
    <style:style style:name="P10" style:family="paragraph" style:parent-style-name="Standard">
      <style:paragraph-properties fo:text-align="start" style:justify-single-word="false"/>
      <style:text-properties fo:font-weight="normal" officeooo:rsid="0020104d" officeooo:paragraph-rsid="0020104d" style:font-weight-asian="normal" style:font-weight-complex="normal"/>
    </style:style>
    <style:style style:name="P11" style:family="paragraph" style:parent-style-name="Standard">
      <style:text-properties officeooo:rsid="001a2b50" officeooo:paragraph-rsid="001a2b50"/>
    </style:style>
    <style:style style:name="P12" style:family="paragraph" style:parent-style-name="Standard">
      <style:text-properties officeooo:rsid="001a7b4d" officeooo:paragraph-rsid="001a7b4d"/>
    </style:style>
    <style:style style:name="P13" style:family="paragraph" style:parent-style-name="Standard">
      <style:paragraph-properties fo:text-align="start" style:justify-single-word="false"/>
      <style:text-properties officeooo:rsid="001dc875" officeooo:paragraph-rsid="001dc875"/>
    </style:style>
    <style:style style:name="P14" style:family="paragraph" style:parent-style-name="Standard">
      <style:text-properties officeooo:rsid="001dc875" officeooo:paragraph-rsid="001dc875"/>
    </style:style>
    <style:style style:name="T1" style:family="text">
      <style:text-properties officeooo:rsid="00167379"/>
    </style:style>
    <style:style style:name="T2" style:family="text">
      <style:text-properties fo:font-weight="bold" style:font-weight-asian="bold" style:font-weight-complex="bold"/>
    </style:style>
    <style:style style:name="T3" style:family="text">
      <style:text-properties fo:font-weight="bold" officeooo:rsid="00185a77" style:font-weight-asian="bold" style:font-weight-complex="bold"/>
    </style:style>
    <style:style style:name="T4" style:family="text">
      <style:text-properties officeooo:rsid="00187050"/>
    </style:style>
    <style:style style:name="T5" style:family="text">
      <style:text-properties fo:font-weight="normal" style:font-weight-asian="normal" style:font-weight-complex="normal"/>
    </style:style>
    <style:style style:name="T6" style:family="text">
      <style:text-properties fo:font-weight="normal" officeooo:rsid="0019f3b6" style:font-weight-asian="normal" style:font-weight-complex="normal"/>
    </style:style>
    <style:style style:name="T7" style:family="text">
      <style:text-properties officeooo:rsid="0019f3b6"/>
    </style:style>
    <style:style style:name="T8" style:family="text">
      <style:text-properties officeooo:rsid="001a2b50"/>
    </style:style>
    <style:style style:name="T9" style:family="text">
      <style:text-properties officeooo:rsid="001c0054"/>
    </style:style>
    <style:style style:name="T10" style:family="text">
      <style:text-properties officeooo:rsid="001e94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text:span text:style-name="T2">Custom GBA SP </text:span><text:span text:style-name="T3">Aspect Grid </text:span><text:span text:style-name="T2">Overlays on RG35XX</text:span></text:p>
      <text:p text:style-name="P13"><text:span text:style-name="T2">Preview:</text:span></text:p>
      <text:p text:style-name="P10">Unfortunately the screenshot on my device does not capture the whole image with overlay, but I am sure most of you have already seen that in review videos.</text:p>
      <text:p text:style-name="P3"><text:span text:style-name="T2"/></text:p>
      <text:p text:style-name="P2"><text:span text:style-name="T2">Background: </text:span></text:p>
      <text:p text:style-name="P1">Intended for use with top-aligned custom aspect ratio 640x427 for closest to 3:2 of GBA</text:p>
      <text:p text:style-name="P1"/>
      <text:p text:style-name="P1"><text:span text:style-name="T1">O</text:span>n RG35XX GarlicOS does not allow this. </text:p>
      <text:p text:style-name="Standard"/>
      <text:p text:style-name="P1">I needed to switch to Koriki, which has a different video driver, to be able to use a custom retroarch “<text:span text:style-name="T1">aspect ratio”</text:span>. <text:span text:style-name="T1">Top aligning the game and using this overlay was a major reason I tried it. Unfortunately, you give up the 4x bilinear filter which looks almost indinstinguishable from integer scaling but with smooth motion and more readable text. They still have bilinear, but only 1x it seems. </text:span><text:span text:style-name="T4">Still, the centered GBA really bugs me, and stretched GBA just looks wrong to me.</text:span></text:p>
      <text:p text:style-name="P1"/>
      <text:p text:style-name="P1">I tried Batocera before that, and while it looks great and has the new driver, which I think uses the GPU <text:span text:style-name="T1">(Garlic doesn’t)</text:span>, it does this stupid thing where it doesn't let you save retroarch settings. Basically unusable if you ask me.</text:p>
      <text:p text:style-name="P1"/>
      <text:p text:style-name="P1">This aspect ratio 640x427 should (haven't verified though, it might round down to 426) be what you get if you choose "Preserve Aspect Ratio" <text:span text:style-name="T1">on 640x480 devices</text:span>, but on some devices you can't top align it. </text:p>
      <text:p text:style-name="P1"/>
      <text:p text:style-name="P1">For those devices, it is still possible at the very least through a CPU <text:span text:style-name="T1">Retroarch</text:span> filter, but afaik you have the compile retroarch to add it if you don't already have it. I read Miyoo Mini had one maybe. <text:span text:style-name="T1">I think most of the newer devices have this already anyway.</text:span></text:p>
      <text:p text:style-name="P1"/>
      <text:p text:style-name="P6">I also used this as a chance to look for a grid overlay solution that mimics the LCD grid on GBA, after booting up Pokemon on DS and realizing how much that LCD screen-door contributes to the picture. I think what I found is pretty usable. </text:p>
      <text:p text:style-name="P6"/>
      <text:p text:style-name="P6">OG grid here:</text:p>
      <text:p text:style-name="P6">https://www.reddit.com/r/MiyooMini/comments/18ovuld/i_made_a_game_boy_advance_overlay/#lightbox</text:p>
      <text:p text:style-name="P6"/>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text:p>
      <text:p text:style-name="P4"><text:span text:style-name="T2"/></text:p>
      <text:p text:style-name="P7"><text:span text:style-name="T2">Included:</text:span></text:p>
      <text:p text:style-name="P9">Custom Overlays:</text:p>
      <text:p text:style-name="P9">-<text:tab/>Original SP</text:p>
      <text:p text:style-name="P9">-<text:tab/>Custom SP with Darker Grid</text:p>
      <text:p text:style-name="P9">-<text:tab/>Custom SP with Lighter Grid</text:p>
      <text:p text:style-name="P9">-<text:tab/>Custom SP with No Grid</text:p>
      <text:p text:style-name="P9">-<text:tab/>Grid_3x from RG35XX website for 3x integer overscale GBA</text:p>
      <text:p text:style-name="P9"><text:tab/>-<text:tab/>Good depending on game in 640p, if you don’t need ends of the screen.</text:p>
      <text:p text:style-name="P9">Source Files:</text:p>
      <text:p text:style-name="P9">-<text:tab/>Krita document that I used to export all of the custom overlays.</text:p>
      <text:p text:style-name="P9"><text:tab/>-<text:tab/> Download Krita for free if you want to <text:span text:style-name="T7">make changes and export your own</text:span>.</text:p>
      <text:p text:style-name="P7"><text:span text:style-name="T2">-<text:tab/></text:span><text:span text:style-name="T5">LeafGreen 640x427 screenshot for scale.</text:span></text:p>
      <text:p text:style-name="P7"><text:span text:style-name="T5"><text:tab/>-<text:tab/></text:span><text:span text:style-name="T6">BTW t</text:span><text:span text:style-name="T5">he grids don’t look good in the Krita program, gotta be on RG35XX.</text:span></text:p>
      <text:p text:style-name="Standard"/>
      <text:p text:style-name="Standard"/>
      <text:p text:style-name="Standard"/>
      <text:p text:style-name="Standard"/>
      <text:p text:style-name="Standard"/>
      <text:p text:style-name="Standard"/>
      <text:p text:style-name="P5"><text:span text:style-name="T9">Changes Made</text:span>:</text:p>
      <text:p text:style-name="Standard">-Started with the RG35XX SP overlay as a base (got it from online so idk if it was truly unaltered original).</text:p>
      <text:p text:style-name="Standard">-Fixed dark spot in lower left corner (most people probably didn’t notice it, I didn’t until I put it in Krita).</text:p>
      <text:p text:style-name="Standard">-<text:span text:style-name="T4">Remade</text:span> the shadows <text:span text:style-name="T4">with</text:span> consistent colors and opacity for all 8 layers.</text:p>
      <text:p text:style-name="Standard">-<text:span text:style-name="T4">Changed</text:span> viewport being 426 instead of 427, 640x427 is technically closer to 3:2.</text:p>
      <text:p text:style-name="Standard">-Centered the GBA SP logo <text:span text:style-name="T4">vertically</text:span> on the bottom <text:span text:style-name="T4">bar</text:span>.</text:p>
      <text:p text:style-name="Standard">-Made the background brighter so it doesn't look like its just the screen off.</text:p>
      <text:p text:style-name="Standard">-Tried and failed making <text:span text:style-name="T4">my own</text:span> grid, but I found someone's online which made a great grid by down-scaling trial and error.</text:p>
      <text:p text:style-name="Standard"/>
      <text:p text:style-name="P8">OG grid here:</text:p>
      <text:p text:style-name="P8">https://www.reddit.com/r/MiyooMini/comments/18ovuld/i_made_a_game_boy_advance_overlay/#lightbox</text:p>
      <text:p text:style-name="Standard"/>
      <text:p text:style-name="Standard"/>
      <text:p text:style-name="Standard"/>
      <text:p text:style-name="Standard"/>
      <text:p text:style-name="P11"><text:span text:style-name="T2">Advantages:</text:span><text:line-break/>Preserve aspect ratio of GBA without random ugly black bars on top and bottom.</text:p>
      <text:p text:style-name="P11">Simulate LCD grid effect found on GBA screens.</text:p>
      <text:p text:style-name="P14">Grid slightly evens out <text:span text:style-name="T10">appearance of </text:span>nearest neighbor scaled text and other pixels, including in motion. <text:span text:style-name="T10">Works better with the darker filter.</text:span></text:p>
      <text:p text:style-name="Standard"/>
      <text:p text:style-name="Standard"/>
      <text:p text:style-name="Standard"/>
      <text:p text:style-name="Standard"/>
      <text:p text:style-name="Standard"><text:soft-page-break/></text:p>
      <text:p text:style-name="Standard"/>
      <text:p text:style-name="Standard"/>
      <text:p text:style-name="Standard"/>
      <text:p text:style-name="P5">To Use:</text:p>
      <text:p text:style-name="P6">Requires the ability to use custom aspect ratio in Video settings. or a filter that moves the GBA to be top aligned.</text:p>
      <text:p text:style-name="P6"/>
      <text:p text:style-name="P6">-Custom Aspect ratio 640x427 or “Keep Aspect Ratio” and top align somehow.</text:p>
      <text:p text:style-name="P6">-Select overlay, and use with opacity 1.0 (the grid is already transparent. You can mess with opacity if too dark but the grid looks the most accurate at 100%).</text:p>
      <text:p text:style-name="P6">-<text:span text:style-name="T8">The grids require high brightness to look right. Try higher brightness if too dark or you don’t like the effect. There is also a lighter version that looks slightly worse but preserves more brightness.</text:span></text:p>
      <text:p text:style-name="P6"/>
      <text:p text:style-name="P14">Nearest neighbor and bilinear both look good. Depends on taste at the time.</text:p>
      <text:p text:style-name="P6"/>
      <text:p text:style-name="P12">Also highly recommend GBA color correction and trying out “simple” LCD blur simulation in GBA core settings.</text:p>
      <text:p text:style-name="P6"/>
      <text:p text:style-name="P6"/>
      <text:p text:style-name="P5">PS:</text:p>
      <text:p text:style-name="P6">It would be easy to make the grid centered for people who cant use custom, but I don’t feel like it. I would screenshot a game with the desired settings to make sure the picture is aligned how I think, then copy the grid layer and center it vertically on the game for a centered vers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8T13:57:47.750000000</meta:creation-date>
    <dc:date>2024-07-08T15:04:17.166000000</dc:date>
    <meta:editing-duration>PT1H6M26S</meta:editing-duration>
    <meta:editing-cycles>10</meta:editing-cycles>
    <meta:generator>LibreOffice/7.6.4.1$Windows_X86_64 LibreOffice_project/e19e193f88cd6c0525a17fb7a176ed8e6a3e2aa1</meta:generator>
    <meta:document-statistic meta:table-count="0" meta:image-count="0" meta:object-count="0" meta:page-count="3" meta:paragraph-count="48" meta:word-count="772" meta:character-count="4455" meta:non-whitespace-character-count="3723"/>
  </office:meta>
</office:document-meta>
</file>